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1.1063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0.9772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8311in"/>
    </style:style>
    <style:style style:name="ro1" style:family="table-row">
      <style:table-row-properties style:row-height="1.1563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2083in" fo:break-before="auto" style:use-optimal-row-height="false"/>
    </style:style>
    <style:style style:name="ro4" style:family="table-row">
      <style:table-row-properties style:row-height="0.2165in" fo:break-before="auto" style:use-optimal-row-height="true"/>
    </style:style>
    <style:style style:name="ro5" style:family="table-row">
      <style:table-row-properties style:row-height="1.302in" fo:break-before="auto" style:use-optimal-row-height="false"/>
    </style:style>
    <style:style style:name="ta1" style:family="table" style:master-page-name="PageStyle_5f_З1">
      <style:table-properties table:display="true" style:writing-mode="lr-tb" table:tab-color="#ff6600"/>
    </style:style>
    <style:style style:name="ta2" style:family="table" style:master-page-name="PageStyle_5f_З2">
      <style:table-properties table:display="true" style:writing-mode="lr-tb" table:tab-color="#00ff00"/>
    </style:style>
    <style:style style:name="ta3" style:family="table" style:master-page-name="PageStyle_5f_З3">
      <style:table-properties table:display="true" style:writing-mode="lr-tb" table:tab-color="#00ccff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cell-protect="none" style:print-content="true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3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 table:style-name="ce5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Лимонад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Торт 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Тик-так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Лимонад</text:p>
          </table:table-cell>
          <table:table-cell table:style-name="ce2" office:value-type="string" calcext:value-type="string">
            <text:p>Торт</text:p>
          </table:table-cell>
          <table:table-cell table:style-name="ce2" office:value-type="string" calcext:value-type="string">
            <text:p>Тик-так</text:p>
          </table:table-cell>
          <table:table-cell table:style-name="ce2" office:value-type="string" calcext:value-type="string">
            <text:p>Калории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Буратино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.B10]*[.$B$5]+[.C10]*[.$B$6]+[.D10]*[.$B$7]" office:value-type="float" office:value="715" calcext:value-type="float">
            <text:p>71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Мальвина 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1]*[.$B$5]+[.C11]*[.$B$6]+[.D11]*[.$B$7]" office:value-type="float" office:value="169" calcext:value-type="float">
            <text:p>16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Пьеро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2]*[.$B$5]+[.C12]*[.$B$6]+[.D12]*[.$B$7]" office:value-type="float" office:value="330" calcext:value-type="float">
            <text:p>33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Дуремар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B13]*[.$B$5]+[.C13]*[.$B$6]+[.D13]*[.$B$7]" office:value-type="float" office:value="480" calcext:value-type="float">
            <text:p>48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Всего</text:p>
          </table:table-cell>
          <table:table-cell table:style-name="ce2" table:formula="of:=SUM([.B10:.B13])" office:value-type="float" office:value="10" calcext:value-type="float">
            <text:p>10</text:p>
          </table:table-cell>
          <table:table-cell table:style-name="ce2" table:formula="of:=SUM([.C10:.C13])" office:value-type="float" office:value="10" calcext:value-type="float">
            <text:p>10</text:p>
          </table:table-cell>
          <table:table-cell table:style-name="ce2" table:formula="of:=SUM([.D10:.D13])" office:value-type="float" office:value="22" calcext:value-type="float">
            <text:p>22</text:p>
          </table:table-cell>
          <table:table-cell table:style-name="ce2" table:formula="of:=SUM([.E10: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Калории</text:p>
          </table:table-cell>
          <table:table-cell table:style-name="ce2" table:formula="of:=[.B14]*[.$B$5]" office:value-type="float" office:value="150" calcext:value-type="float">
            <text:p>150</text:p>
          </table:table-cell>
          <table:table-cell table:style-name="ce2" table:formula="of:=[.C14]*[.$B$6]" office:value-type="float" office:value="1500" calcext:value-type="float">
            <text:p>1500</text:p>
          </table:table-cell>
          <table:table-cell table:style-name="ce2" table:formula="of:=[.D14]*[.$B$7]" office:value-type="float" office:value="44" calcext:value-type="float">
            <text:p>44</text:p>
          </table:table-cell>
          <table:table-cell table:style-name="ce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>
            <draw:frame table:end-cell-address="З1.H36" table:end-x="0.2331in" table:end-y="0.0744in" draw:z-index="0" draw:name="Диаграмма 4" draw:style-name="gr1" draw:text-style-name="P1" svg:width="4.9764in" svg:height="2.9996in" svg:x="0.0252in" svg:y="0.0083in">
              <draw:object draw:notify-on-update-of-ranges="З1.A10:З1.A10 З1.E10:З1.E10 З1.A11:З1.A11 З1.E11:З1.E11 З1.A12:З1.A12 З1.E12:З1.E12 З1.A13:З1.A13 З1.E13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 table:number-columns-repeated="16"/>
          <table:table-cell table:number-columns-repeated="1007"/>
        </table:table-row>
        <table:table-row table:style-name="ro2" table:number-rows-repeated="38">
          <table:table-cell table:style-name="ce4" table:number-columns-repeated="17"/>
          <table:table-cell table:number-columns-repeated="1007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З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1006" table:default-cell-style-name="Default"/>
        <table:table-row table:style-name="ro3">
          <table:table-cell table:style-name="ce6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 table:style-name="ce10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2">
          <table:table-cell/>
          <table:table-cell table:style-name="ce11" table:number-columns-spanned="1" table:number-rows-spanned="2"/>
          <table:table-cell table:style-name="ce13" office:value-type="string" calcext:value-type="string" table:number-columns-spanned="3" table:number-rows-spanned="1">
            <text:p>Техника</text:p>
          </table:table-cell>
          <table:covered-table-cell table:number-columns-repeated="2" table:style-name="ce11"/>
          <table:table-cell table:style-name="ce11" table:number-columns-repeated="2"/>
          <table:table-cell table:style-name="ce13" office:value-type="string" calcext:value-type="string" table:number-columns-spanned="3" table:number-rows-spanned="1">
            <text:p>Продано</text:p>
          </table:table-cell>
          <table:covered-table-cell table:number-columns-repeated="2" table:style-name="ce11"/>
          <table:table-cell table:number-columns-repeated="1014"/>
        </table:table-row>
        <table:table-row table:style-name="ro2">
          <table:table-cell/>
          <table:covered-table-cell table:style-name="ce11"/>
          <table:table-cell table:style-name="ce11" office:value-type="string" calcext:value-type="string">
            <text:p>Компьютеры</text:p>
          </table:table-cell>
          <table:table-cell table:style-name="ce11" office:value-type="string" calcext:value-type="string">
            <text:p>Принтеры</text:p>
          </table:table-cell>
          <table:table-cell table:style-name="ce11" office:value-type="string" calcext:value-type="string">
            <text:p>Сканеры</text:p>
          </table:table-cell>
          <table:table-cell table:style-name="ce13" office:value-type="string" calcext:value-type="string">
            <text:p>Всего продал</text:p>
          </table:table-cell>
          <table:table-cell table:style-name="ce13" office:value-type="string" calcext:value-type="string">
            <text:p>На сумму</text:p>
          </table:table-cell>
          <table:table-cell table:style-name="ce13" office:value-type="string" calcext:value-type="string">
            <text:p>Компьютеров на</text:p>
          </table:table-cell>
          <table:table-cell table:style-name="ce13" office:value-type="string" calcext:value-type="string">
            <text:p>Принтеров на</text:p>
          </table:table-cell>
          <table:table-cell table:style-name="ce13" office:value-type="string" calcext:value-type="string">
            <text:p>Сканеров на</text:p>
          </table:table-cell>
          <table:table-cell table:number-columns-repeated="1014"/>
        </table:table-row>
        <table:table-row table:style-name="ro2">
          <table:table-cell table:style-name="ce7"/>
          <table:table-cell table:style-name="ce12" office:value-type="string" calcext:value-type="string">
            <text:p>Мальвина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[.C6]+[.D6]+[.E6]" office:value-type="float" office:value="15" calcext:value-type="float">
            <text:p>15</text:p>
          </table:table-cell>
          <table:table-cell table:style-name="ce16" table:formula="of:=[.C6]*[.C10]+[.D6]*[.D10]+[.E6]*[.E10]" office:value-type="float" office:value="1280" calcext:value-type="float">
            <text:p><text:s/>1,280 ₴ </text:p>
          </table:table-cell>
          <table:table-cell table:style-name="ce15" table:formula="of:=[.C6]*[.C10]" office:value-type="float" office:value="500" calcext:value-type="float">
            <text:p>500 ₴</text:p>
          </table:table-cell>
          <table:table-cell table:style-name="ce15" table:formula="of:=[.D6]*[.D10]" office:value-type="float" office:value="0" calcext:value-type="float">
            <text:p>0 ₴</text:p>
          </table:table-cell>
          <table:table-cell table:style-name="ce15" table:formula="of:=[.E6]*[.E10]" office:value-type="float" office:value="780" calcext:value-type="float">
            <text:p>780 ₴</text:p>
          </table:table-cell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8"/>
          <table:table-cell table:style-name="ce12" office:value-type="string" calcext:value-type="string">
            <text:p>Буратино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C7]+[.D7]+[.E7]" office:value-type="float" office:value="16" calcext:value-type="float">
            <text:p>16</text:p>
          </table:table-cell>
          <table:table-cell table:style-name="ce16" table:formula="of:=[.C7]*[.C10]+[.D7]*[.D10]+[.E7]*[.E10]" office:value-type="float" office:value="1061" calcext:value-type="float">
            <text:p><text:s/>1,061 ₴ </text:p>
          </table:table-cell>
          <table:table-cell table:style-name="ce15" table:formula="of:=[.C7]*[.C10]" office:value-type="float" office:value="300" calcext:value-type="float">
            <text:p>300 ₴</text:p>
          </table:table-cell>
          <table:table-cell table:style-name="ce15" table:formula="of:=[.D7]*[.D10]" office:value-type="float" office:value="605" calcext:value-type="float">
            <text:p>605 ₴</text:p>
          </table:table-cell>
          <table:table-cell table:style-name="ce15" table:formula="of:=[.E7]*[.E10]" office:value-type="float" office:value="156" calcext:value-type="float">
            <text:p>156 ₴</text:p>
          </table:table-cell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8"/>
          <table:table-cell table:style-name="ce12" office:value-type="string" calcext:value-type="string">
            <text:p>Пьеро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C8]+[.D8]+[.E8]" office:value-type="float" office:value="11" calcext:value-type="float">
            <text:p>11</text:p>
          </table:table-cell>
          <table:table-cell table:style-name="ce16" table:formula="of:=[.C8]*[.C10]+[.D8]*[.D10]+[.E8]*[.E10]" office:value-type="float" office:value="920" calcext:value-type="float">
            <text:p><text:s/>920 ₴ </text:p>
          </table:table-cell>
          <table:table-cell table:style-name="ce15" table:formula="of:=[.C8]*[.C10]" office:value-type="float" office:value="700" calcext:value-type="float">
            <text:p>700 ₴</text:p>
          </table:table-cell>
          <table:table-cell table:style-name="ce15" table:formula="of:=[.D8]*[.D10]" office:value-type="float" office:value="220" calcext:value-type="float">
            <text:p>220 ₴</text:p>
          </table:table-cell>
          <table:table-cell table:style-name="ce15" table:formula="of:=[.E8]*[.E10]" office:value-type="float" office:value="0" calcext:value-type="float">
            <text:p>0 ₴</text:p>
          </table:table-cell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8"/>
          <table:table-cell table:style-name="ce12" office:value-type="string" calcext:value-type="string">
            <text:p>Алиса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9]+[.D9]+[.E9]" office:value-type="float" office:value="15" calcext:value-type="float">
            <text:p>15</text:p>
          </table:table-cell>
          <table:table-cell table:style-name="ce16" table:formula="of:=[.C9]*[.C10]+[.D9]*[.D10]+[.E9]*[.E10]" office:value-type="float" office:value="1208" calcext:value-type="float">
            <text:p><text:s/>1,208 ₴ </text:p>
          </table:table-cell>
          <table:table-cell table:style-name="ce15" table:formula="of:=[.C9]*[.C10]" office:value-type="float" office:value="800" calcext:value-type="float">
            <text:p>800 ₴</text:p>
          </table:table-cell>
          <table:table-cell table:style-name="ce15" table:formula="of:=[.D9]*[.D10]" office:value-type="float" office:value="330" calcext:value-type="float">
            <text:p>330 ₴</text:p>
          </table:table-cell>
          <table:table-cell table:style-name="ce15" table:formula="of:=[.E9]*[.E10]" office:value-type="float" office:value="78" calcext:value-type="float">
            <text:p>78 ₴</text:p>
          </table:table-cell>
          <table:table-cell table:style-name="ce4" table:number-columns-repeated="7"/>
          <table:table-cell table:number-columns-repeated="1007"/>
        </table:table-row>
        <table:table-row table:style-name="ro2">
          <table:table-cell/>
          <table:table-cell table:style-name="ce12" office:value-type="string" calcext:value-type="string">
            <text:p>Цена за 1ед.</text:p>
          </table:table-cell>
          <table:table-cell table:style-name="ce15" office:value-type="float" office:value="100" calcext:value-type="float">
            <text:p>100 ₴</text:p>
          </table:table-cell>
          <table:table-cell table:style-name="ce15" office:value-type="float" office:value="55" calcext:value-type="float">
            <text:p>55 ₴</text:p>
          </table:table-cell>
          <table:table-cell table:style-name="ce15" office:value-type="float" office:value="78" calcext:value-type="float">
            <text:p>78 ₴</text:p>
          </table:table-cell>
          <table:table-cell table:style-name="ce12"/>
          <table:table-cell table:style-name="ce16"/>
          <table:table-cell table:style-name="ce15" table:number-columns-repeated="3"/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4"/>
          <table:table-cell table:style-name="ce13" office:value-type="string" calcext:value-type="string">
            <text:p>Продано</text:p>
          </table:table-cell>
          <table:table-cell table:style-name="ce11" table:formula="of:=[.C6]+[.C7]+[.C8]+[.C9]" office:value-type="float" office:value="23" calcext:value-type="float">
            <text:p>23</text:p>
          </table:table-cell>
          <table:table-cell table:style-name="ce11" table:formula="of:=[.D6]+[.D7]+[.D8]+[.D9]" office:value-type="float" office:value="21" calcext:value-type="float">
            <text:p>21</text:p>
          </table:table-cell>
          <table:table-cell table:style-name="ce11" table:formula="of:=[.E6]+[.E7]+[.E8]+[.E9]" office:value-type="float" office:value="13" calcext:value-type="float">
            <text:p>13</text:p>
          </table:table-cell>
          <table:table-cell table:style-name="ce12" table:formula="of:=[.C11]+[.D11]+[.E11]" office:value-type="float" office:value="57" calcext:value-type="float">
            <text:p>57</text:p>
          </table:table-cell>
          <table:table-cell table:style-name="ce16" table:formula="of:=[.C12]+[.D12]+[.E12]" office:value-type="float" office:value="4469" calcext:value-type="float" table:number-columns-spanned="1" table:number-rows-spanned="2">
            <text:p><text:s/>4,469 ₴ </text:p>
          </table:table-cell>
          <table:table-cell table:style-name="ce15" table:number-columns-repeated="3"/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4"/>
          <table:table-cell table:style-name="ce14" office:value-type="string" calcext:value-type="string">
            <text:p>Цена за все ед.</text:p>
          </table:table-cell>
          <table:table-cell table:style-name="ce16" table:formula="of:=[.C10]*([.C6]+[.C7]+[.C8]+[.C9])" office:value-type="float" office:value="2300" calcext:value-type="float">
            <text:p><text:s/>2,300 ₴ </text:p>
          </table:table-cell>
          <table:table-cell table:style-name="ce16" table:formula="of:=[.D10]*([.D6]+[.D7]+[.D8]+[.D9])" office:value-type="float" office:value="1155" calcext:value-type="float">
            <text:p><text:s/>1,155 ₴ </text:p>
          </table:table-cell>
          <table:table-cell table:style-name="ce16" table:formula="of:=[.E10]*([.E6]+[.E7]+[.E8]+[.E9])" office:value-type="float" office:value="1014" calcext:value-type="float">
            <text:p><text:s/>1,014 ₴ </text:p>
          </table:table-cell>
          <table:table-cell table:style-name="ce11"/>
          <table:covered-table-cell table:style-name="ce16"/>
          <table:table-cell table:style-name="ce15" table:formula="of:=[.H6]+[.H7]+[.H8]+[.H9]" office:value-type="float" office:value="2300" calcext:value-type="float">
            <text:p>2,300 ₴</text:p>
          </table:table-cell>
          <table:table-cell table:style-name="ce15" table:formula="of:=[.I6]+[.I7]+[.I8]+[.I9]" office:value-type="float" office:value="1155" calcext:value-type="float">
            <text:p>1,155 ₴</text:p>
          </table:table-cell>
          <table:table-cell table:style-name="ce15" table:formula="of:=[.J6]+[.J7]+[.J8]+[.J9]" office:value-type="float" office:value="1014" calcext:value-type="float">
            <text:p>1,014 ₴</text:p>
          </table:table-cell>
          <table:table-cell table:style-name="ce4" table:number-columns-repeated="7"/>
          <table:table-cell table:number-columns-repeated="1007"/>
        </table:table-row>
        <table:table-row table:style-name="ro2">
          <table:table-cell table:style-name="ce4"/>
          <table:table-cell table:style-name="ce4">
            <draw:frame table:end-cell-address="З2.I30" table:end-x="0.7413in" table:end-y="0.1583in" draw:z-index="0" draw:name="Диаграмма 2" draw:style-name="gr1" draw:text-style-name="P1" svg:width="6.0906in" svg:height="3.3165in" svg:x="0.6835in" svg:y="0.0252in">
              <draw:object draw:notify-on-update-of-ranges="З2.B6:З2.B9 З2.F6:З2.F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" table:number-columns-repeated="15"/>
          <table:table-cell table:number-columns-repeated="1007"/>
        </table:table-row>
        <table:table-row table:style-name="ro4">
          <table:table-cell table:style-name="ce9"/>
          <table:table-cell table:style-name="ce4" table:number-columns-repeated="16"/>
          <table:table-cell table:number-columns-repeated="1007"/>
        </table:table-row>
        <table:table-row table:style-name="ro4">
          <table:table-cell table:style-name="ce9" office:value-type="string" calcext:value-type="string">
            <text:p><text:s text:c="4"/></text:p>
          </table:table-cell>
          <table:table-cell table:style-name="ce4" table:number-columns-repeated="16"/>
          <table:table-cell table:number-columns-repeated="1007"/>
        </table:table-row>
        <table:table-row table:style-name="ro2" table:number-rows-repeated="35">
          <table:table-cell table:style-name="ce4" table:number-columns-repeated="17"/>
          <table:table-cell table:number-columns-repeated="1007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З3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5">
          <table:table-cell table:style-name="ce6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 table:style-name="ce10"/>
          <table:table-cell table:number-columns-repeated="1006"/>
        </table:table-row>
        <table:table-row table:style-name="ro4">
          <table:table-cell table:style-name="ce17"/>
          <table:table-cell table:number-columns-repeated="1023"/>
        </table:table-row>
        <table:table-row table:style-name="ro2">
          <table:table-cell table:style-name="ce3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4" table:number-columns-repeated="19"/>
          <table:table-cell table:number-columns-repeated="1005"/>
        </table:table-row>
        <table:table-row table:style-name="ro2">
          <table:table-cell table:style-name="ce4"/>
          <table:table-cell table:style-name="ce18" table:number-columns-spanned="1" table:number-rows-spanned="2"/>
          <table:table-cell table:style-name="ce20" office:value-type="string" calcext:value-type="string" table:number-columns-spanned="1" table:number-rows-spanned="2">
            <text:p>Решенно задач</text:p>
          </table:table-cell>
          <table:table-cell table:style-name="ce20" office:value-type="string" calcext:value-type="string" table:number-columns-spanned="1" table:number-rows-spanned="2">
            <text:p>Выучено стихов</text:p>
          </table:table-cell>
          <table:table-cell table:style-name="ce20" office:value-type="string" calcext:value-type="string" table:number-columns-spanned="1" table:number-rows-spanned="2">
            <text:p>Прочитано книг</text:p>
          </table:table-cell>
          <table:table-cell table:style-name="ce20" office:value-type="string" calcext:value-type="string" table:number-columns-spanned="1" table:number-rows-spanned="2">
            <text:p>Конфет получено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20"/>
          <table:covered-table-cell table:number-columns-repeated="3" table:style-name="ce21"/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19" office:value-type="string" calcext:value-type="string">
            <text:p>Буратино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6" table:formula="of:=[.C11]*[.C14]+[.D11]*[.D14]+[.E11]*[.E14]" office:value-type="float" office:value="83" calcext:value-type="float">
            <text:p><text:s/>83 ₴ 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19" office:value-type="string" calcext:value-type="string">
            <text:p>Пьеро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0" calcext:value-type="float">
            <text:p>10</text:p>
          </table:table-cell>
          <table:table-cell table:style-name="ce16" table:formula="of:=[.C12]*[.C14]+[.D12]*[.D14]+[.E12]*[.E14]" office:value-type="float" office:value="430" calcext:value-type="float">
            <text:p><text:s/>430 ₴ 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19" office:value-type="string" calcext:value-type="string">
            <text:p>Пудель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6" table:formula="of:=[.C13]*[.C14]+[.D13]*[.D14]+[.E13]*[.E14]" office:value-type="float" office:value="174" calcext:value-type="float">
            <text:p><text:s/>174 ₴ 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19" office:value-type="string" calcext:value-type="string">
            <text:p>Награда за 1ед</text:p>
          </table:table-cell>
          <table:table-cell table:style-name="ce16" office:value-type="float" office:value="5" calcext:value-type="float">
            <text:p><text:s/>5 ₴ </text:p>
          </table:table-cell>
          <table:table-cell table:style-name="ce16" office:value-type="float" office:value="4" calcext:value-type="float">
            <text:p><text:s/>4 ₴ </text:p>
          </table:table-cell>
          <table:table-cell table:style-name="ce16" office:value-type="float" office:value="33" calcext:value-type="float">
            <text:p><text:s/>33 ₴ </text:p>
          </table:table-cell>
          <table:table-cell table:style-name="ce18"/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19" office:value-type="string" calcext:value-type="string">
            <text:p>Всего</text:p>
          </table:table-cell>
          <table:table-cell table:style-name="ce18" table:formula="of:=[.C11]+[.C12]+[.C13]" office:value-type="float" office:value="16" calcext:value-type="float">
            <text:p>16</text:p>
          </table:table-cell>
          <table:table-cell table:style-name="ce18" table:formula="of:=[.D11]+[.D12]+[.D13]" office:value-type="float" office:value="28" calcext:value-type="float">
            <text:p>28</text:p>
          </table:table-cell>
          <table:table-cell table:style-name="ce18" table:formula="of:=[.E11]+[.E12]+[.E13]" office:value-type="float" office:value="15" calcext:value-type="float">
            <text:p>15</text:p>
          </table:table-cell>
          <table:table-cell table:style-name="ce16" table:formula="of:=[.C15]*[.C14]+[.D15]*[.D14]+[.E15]*[.E14]" office:value-type="float" office:value="687" calcext:value-type="float" table:number-columns-spanned="1" table:number-rows-spanned="3">
            <text:p><text:s/>687 ₴ </text:p>
          </table:table-cell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table-cell table:style-name="ce20" office:value-type="string" calcext:value-type="string" table:number-columns-spanned="1" table:number-rows-spanned="2">
            <text:p>Получено конфет</text:p>
          </table:table-cell>
          <table:table-cell table:style-name="ce16" table:formula="of:=[.C15]*[.C14]" office:value-type="float" office:value="80" calcext:value-type="float" table:number-columns-spanned="1" table:number-rows-spanned="2">
            <text:p><text:s/>80 ₴ </text:p>
          </table:table-cell>
          <table:table-cell table:style-name="ce16" table:formula="of:=[.D15]*[.D14]" office:value-type="float" office:value="112" calcext:value-type="float" table:number-columns-spanned="1" table:number-rows-spanned="2">
            <text:p><text:s/>112 ₴ </text:p>
          </table:table-cell>
          <table:table-cell table:style-name="ce16" table:formula="of:=[.E15]*[.E14]" office:value-type="float" office:value="495" calcext:value-type="float" table:number-columns-spanned="1" table:number-rows-spanned="2">
            <text:p><text:s/>495 ₴ </text:p>
          </table:table-cell>
          <table:covered-table-cell table:style-name="ce16"/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/>
          <table:covered-table-cell table:style-name="ce20"/>
          <table:covered-table-cell table:number-columns-repeated="3" table:style-name="ce18"/>
          <table:covered-table-cell table:style-name="ce16"/>
          <table:table-cell table:style-name="ce4" table:number-columns-repeated="13"/>
          <table:table-cell table:number-columns-repeated="1005"/>
        </table:table-row>
        <table:table-row table:style-name="ro2">
          <table:table-cell table:style-name="ce4">
            <draw:frame table:end-cell-address="З3.H35" table:end-x="0.0496in" table:end-y="0.0496in" draw:z-index="0" draw:name="Диаграмма 3" draw:style-name="gr1" draw:text-style-name="P1" svg:width="5.0791in" svg:height="2.9996in" svg:x="0.6417in" svg:y="0.1665in">
              <draw:object draw:notify-on-update-of-ranges="З3.C9:З3.E9 З3.C16:З3.E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" table:number-columns-repeated="18"/>
          <table:table-cell table:number-columns-repeated="1005"/>
        </table:table-row>
        <table:table-row table:style-name="ro2" table:number-rows-repeated="39">
          <table:table-cell table:style-name="ce4" table:number-columns-repeated="19"/>
          <table:table-cell table:number-columns-repeated="100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2" style:volatile="true">
      <number:text> </number:text>
      <number:fill-character> </number:fill-character>
      <number:text>- ₴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">
      <number:number number:decimal-places="0" number:min-decimal-places="0" number:min-integer-digits="1" number:grouping="true"/>
      <number:text> ₴</number:text>
    </number:number-style>
    <number:number-style style:name="N133P0" style:volatile="true">
      <number:text> ₴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₴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₴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З1" style:display-name="PageStyle_З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3" style:display-name="PageStyle_З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2" style:display-name="PageStyle_З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Corporation</meta:initial-creator>
    <dc:creator>Виталик Литка</dc:creator>
    <meta:creation-date>1996-10-08T23:32:33</meta:creation-date>
    <dc:date>2021-12-12T17:31:51</dc:date>
    <meta:generator>LibreOffice/7.2.4.1$Windows_X86_64 LibreOffice_project/27d75539669ac387bb498e35313b970b7fe9c4f9</meta:generator>
    <meta:document-statistic meta:table-count="3" meta:cell-count="142" meta:object-count="3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svg:stroke-width="0.071cm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641cm" svg:height="7.62cm" xlink:href=".." xlink:type="simple" chart:class="chart:bar" chart:style-name="ch1">
        <chart:title svg:x="5.352cm" svg:y="0.288cm" chart:style-name="ch2">
          <text:p>Калории</text:p>
        </chart:title>
        <chart:legend chart:legend-position="bottom" svg:x="2.947cm" svg:y="7.1cm" style:legend-expansion="wide" chart:style-name="ch3"/>
        <chart:plot-area chart:style-name="ch4" table:cell-range-address="З1.A10:З1.A13 З1.E10:З1.E13" chart:data-source-has-labels="column" svg:x="0.252cm" svg:y="1.223cm" svg:width="12.137cm" svg:height="5.541cm">
          <chart:coordinate-region svg:x="0.861cm" svg:y="1.383cm" svg:width="11.528cm" svg:height="5.2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З1.E10:З1.E10" chart:label-cell-address="З1.A10:З1.A10" chart:class="chart:bar">
            <chart:data-point/>
          </chart:series>
          <chart:series chart:style-name="ch9" chart:values-cell-range-address="З1.E11:З1.E11" chart:label-cell-address="З1.A11:З1.A11" chart:class="chart:bar">
            <chart:data-point/>
          </chart:series>
          <chart:series chart:style-name="ch10" chart:values-cell-range-address="З1.E12:З1.E12" chart:label-cell-address="З1.A12:З1.A12" chart:class="chart:bar">
            <chart:data-point/>
          </chart:series>
          <chart:series chart:style-name="ch11" chart:values-cell-range-address="З1.E13:З1.E13" chart:label-cell-address="З1.A13:З1.A13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0</svg:desc>
                </draw:g>
              </table:table-cell>
              <table:table-cell office:value-type="float" office:value="715">
                <text:p>715</text:p>
                <draw:g>
                  <svg:desc>З1.E10:З1.E10</svg:desc>
                </draw:g>
              </table:table-cell>
            </table:table-row>
            <table:table-row>
              <table:table-cell office:value-type="string">
                <text:p>Мальвина </text:p>
                <draw:g>
                  <svg:desc>З1.A11:З1.A11</svg:desc>
                </draw:g>
              </table:table-cell>
              <table:table-cell office:value-type="float" office:value="169">
                <text:p>169</text:p>
                <draw:g>
                  <svg:desc>З1.E11:З1.E11</svg:desc>
                </draw:g>
              </table:table-cell>
            </table:table-row>
            <table:table-row>
              <table:table-cell office:value-type="string">
                <text:p>Пьеро</text:p>
                <draw:g>
                  <svg:desc>З1.A12:З1.A12</svg:desc>
                </draw:g>
              </table:table-cell>
              <table:table-cell office:value-type="float" office:value="330">
                <text:p>330</text:p>
                <draw:g>
                  <svg:desc>З1.E12:З1.E12</svg:desc>
                </draw:g>
              </table:table-cell>
            </table:table-row>
            <table:table-row>
              <table:table-cell office:value-type="string">
                <text:p>Дуремар</text:p>
                <draw:g>
                  <svg:desc>З1.A13:З1.A13</svg:desc>
                </draw:g>
              </table:table-cell>
              <table:table-cell office:value-type="float" office:value="480">
                <text:p>480</text:p>
                <draw:g>
                  <svg:desc>З1.E13:З1.E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stroke="solid" svg:stroke-width="0.053cm" svg:stroke-color="#ffffff" draw:fill-color="#4f81bd"/>
    </style:style>
    <style:style style:name="ch8" style:family="chart">
      <style:chart-properties chart:solid-type="cuboid"/>
      <style:graphic-properties draw:stroke="solid" svg:stroke-width="0.053cm" svg:stroke-color="#ffffff" draw:fill-color="#c0504d"/>
    </style:style>
    <style:style style:name="ch9" style:family="chart">
      <style:chart-properties chart:solid-type="cuboid"/>
      <style:graphic-properties draw:stroke="solid" svg:stroke-width="0.053cm" svg:stroke-color="#ffffff" draw:fill-color="#9bbb59"/>
    </style:style>
    <style:style style:name="ch10" style:family="chart">
      <style:chart-properties chart:solid-type="cuboid"/>
      <style:graphic-properties draw:stroke="solid" svg:stroke-width="0.053cm" svg:stroke-color="#ffffff" draw:fill-color="#8064a2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471cm" svg:height="8.425cm" xlink:href=".." xlink:type="simple" chart:class="chart:circle" chart:style-name="ch1">
        <chart:legend chart:legend-position="bottom" svg:x="4.595cm" svg:y="7.905cm" style:legend-expansion="wide" chart:style-name="ch2"/>
        <chart:plot-area chart:style-name="ch3" table:cell-range-address="З2.B6:З2.B9 З2.F6:З2.F9" chart:data-source-has-labels="column" svg:x="4.864cm" svg:y="1.446cm" svg:width="5.656cm" svg:height="5.657cm">
          <chart:coordinate-region svg:x="4.576cm" svg:y="1.447cm" svg:width="6.232cm" svg:height="5.656cm"/>
          <chart:axis chart:dimension="x" chart:name="primary-x" chart:style-name="ch4" chartooo:axis-type="text">
            <chart:categories table:cell-range-address="З2.B6:З2.B9"/>
          </chart:axis>
          <chart:axis chart:dimension="y" chart:name="primary-y" chart:style-name="ch5"/>
          <chart:series chart:style-name="ch6" chart:values-cell-range-address="З2.F6:З2.F9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B6:З2.B9</svg:desc>
                </draw:g>
              </table:table-cell>
              <table:table-cell office:value-type="float" office:value="15">
                <text:p>15</text:p>
                <draw:g>
                  <svg:desc>З2.F6:З2.F9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2" style:volatile="true">
      <number:text> </number:text>
      <number:fill-character> </number:fill-character>
      <number:text>- ₴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3P0" style:volatile="true">
      <number:text> ₴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₴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₴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ru" fo:country="RU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26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33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4f81bd"/>
    </style:style>
    <style:style style:name="ch9" style:family="chart">
      <style:chart-properties chart:solid-type="cuboid"/>
      <style:graphic-properties draw:stroke="solid" svg:stroke-width="0.053cm" svg:stroke-color="#ffffff" draw:fill-color="#c0504d"/>
    </style:style>
    <style:style style:name="ch10" style:family="chart">
      <style:chart-properties chart:solid-type="cuboid"/>
      <style:graphic-properties draw:stroke="solid" svg:stroke-width="0.053cm" svg:stroke-color="#ffffff" draw:fill-color="#9bbb59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902cm" svg:height="7.62cm" xlink:href=".." xlink:type="simple" chart:class="chart:circle" chart:style-name="ch1">
        <chart:title svg:x="4.309cm" svg:y="0.288cm" chart:style-name="ch2">
          <text:p>Получено конфет за</text:p>
        </chart:title>
        <chart:legend chart:legend-position="bottom" svg:x="2.588cm" svg:y="7.1cm" style:legend-expansion="wide" chart:style-name="ch3"/>
        <chart:plot-area chart:style-name="ch4" table:cell-range-address="З3.C9:З3.E9 З3.C16:З3.E16" chart:data-source-has-labels="row" svg:x="0.258cm" svg:y="1.223cm" svg:width="12.386cm" svg:height="5.541cm">
          <chart:coordinate-region svg:x="3.681cm" svg:y="1.224cm" svg:width="5.54cm" svg:height="5.54cm"/>
          <chart:axis chart:dimension="x" chart:name="primary-x" chart:style-name="ch5" chartooo:axis-type="text">
            <chart:categories table:cell-range-address="З3.C9:З3.E9"/>
          </chart:axis>
          <chart:axis chart:dimension="y" chart:name="primary-y" chart:style-name="ch6"/>
          <chart:series chart:style-name="ch7" chart:values-cell-range-address="З3.C16:З3.E1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ешенно задач</text:p>
                <draw:g>
                  <svg:desc>З3.C9:З3.E9</svg:desc>
                </draw:g>
              </table:table-cell>
              <table:table-cell office:value-type="string">
                <text:p>Выучено стихов</text:p>
              </table:table-cell>
              <table:table-cell office:value-type="string">
                <text:p>Прочитано книг</text:p>
              </table:table-cell>
            </table:table-row>
          </table:table-header-rows>
          <table:table-rows>
            <table:table-row>
              <table:table-cell office:value-type="string">
                <text:p>Строка 16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З3.C16:З3.E16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4.1$Windows_X86_64 LibreOffice_project/27d75539669ac387bb498e35313b970b7fe9c4f9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